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ript started on 2019-03-10 17:11:09+0530</text:p>
      <text:p text:style-name="Standard">praveen@praveen$ cat replacement.c</text:p>
      <text:p text:style-name="Standard">#include&lt;stdio.h&gt;</text:p>
      <text:p text:style-name="Standard">#include&lt;stdlib.h&gt;</text:p>
      <text:p text:style-name="Standard">#define MAXSIZE 20</text:p>
      <text:p text:style-name="Standard">struct node {</text:p>
      <text:p text:style-name="Standard"><text:s text:c="4"/>int data;</text:p>
      <text:p text:style-name="Standard"><text:s text:c="4"/>struct node *next;</text:p>
      <text:p text:style-name="Standard">};</text:p>
      <text:p text:style-name="Standard">typedef struct node Node;</text:p>
      <text:p text:style-name="Standard">Node *current = NULL;</text:p>
      <text:p text:style-name="Standard">Node *prev = NULL;</text:p>
      <text:p text:style-name="Standard">Node* enq(Node *head, int data)</text:p>
      <text:p text:style-name="Standard">{</text:p>
      <text:p text:style-name="Standard"><text:s text:c="4"/>Node *link = (Node*)malloc(sizeof(Node));</text:p>
      <text:p text:style-name="Standard"><text:s text:c="4"/>link-&gt;data = data;</text:p>
      <text:p text:style-name="Standard"><text:s text:c="4"/>link-&gt;next = head;</text:p>
      <text:p text:style-name="Standard"><text:s text:c="4"/>head = link;</text:p>
      <text:p text:style-name="Standard"><text:s text:c="4"/>return head;</text:p>
      <text:p text:style-name="Standard">}</text:p>
      <text:p text:style-name="Standard">Node* deq(Node* head)</text:p>
      <text:p text:style-name="Standard">{</text:p>
      <text:p text:style-name="Standard"><text:s text:c="4"/>Node *temp = head;</text:p>
      <text:p text:style-name="Standard"><text:s text:c="4"/>if(head == NULL) return head;</text:p>
      <text:p text:style-name="Standard"><text:s text:c="4"/>else if(head-&gt;next == NULL) {</text:p>
      <text:p text:style-name="Standard"><text:s text:c="8"/>free(head);</text:p>
      <text:p text:style-name="Standard"><text:s text:c="8"/>head = NULL;</text:p>
      <text:p text:style-name="Standard"><text:s text:c="8"/>return head;</text:p>
      <text:p text:style-name="Standard"><text:s text:c="4"/>}</text:p>
      <text:p text:style-name="Standard"><text:s text:c="4"/>for(temp = head; temp-&gt;next != NULL; temp = temp-&gt;next)</text:p>
      <text:p text:style-name="Standard"><text:s text:c="8"/>prev = temp;</text:p>
      <text:p text:style-name="Standard"><text:s text:c="4"/>free(temp);</text:p>
      <text:p text:style-name="Standard"><text:s text:c="4"/>prev-&gt;next = NULL;</text:p>
      <text:p text:style-name="Standard"><text:s text:c="4"/>return head;</text:p>
      <text:p text:style-name="Standard">}</text:p>
      <text:p text:style-name="Standard">//deletes val if found in ll</text:p>
      <text:p text:style-name="Standard">Node* delete(Node *head, int data)</text:p>
      <text:p text:style-name="Standard">{</text:p>
      <text:p text:style-name="Standard"><text:s text:c="4"/>if(head == NULL)</text:p>
      <text:p text:style-name="Standard"><text:s text:c="8"/>return head;</text:p>
      <text:p text:style-name="Standard"><text:s text:c="4"/>else if(head-&gt;data == data) {</text:p>
      <text:p text:style-name="Standard"><text:s text:c="8"/>Node *t = head;</text:p>
      <text:p text:style-name="Standard"><text:s text:c="8"/>head = head-&gt;next;</text:p>
      <text:p text:style-name="Standard"><text:s text:c="8"/>free(t);</text:p>
      <text:p text:style-name="Standard"><text:s text:c="8"/>return head;</text:p>
      <text:p text:style-name="Standard"><text:s text:c="4"/>}</text:p>
      <text:p text:style-name="Standard"><text:s text:c="4"/>else {</text:p>
      <text:p text:style-name="Standard"><text:s text:c="8"/>Node *temp = NULL, *t = NULL;</text:p>
      <text:p text:style-name="Standard"><text:s text:c="8"/>for(temp = head;temp-&gt;next != NULL;temp = temp-&gt;next) {</text:p>
      <text:p text:style-name="Standard"><text:s text:c="12"/>if(temp-&gt;next-&gt;data == data) {</text:p>
      <text:p text:style-name="Standard"><text:soft-page-break/><text:s text:c="16"/>t = temp-&gt;next;</text:p>
      <text:p text:style-name="Standard"><text:s text:c="16"/>temp-&gt;next = temp-&gt;next-&gt;next;</text:p>
      <text:p text:style-name="Standard"><text:s text:c="16"/>free(t);</text:p>
      <text:p text:style-name="Standard"><text:s text:c="12"/>}</text:p>
      <text:p text:style-name="Standard"><text:s text:c="8"/>}</text:p>
      <text:p text:style-name="Standard"><text:s text:c="8"/>return head;</text:p>
      <text:p text:style-name="Standard"><text:s text:c="4"/>}</text:p>
      <text:p text:style-name="Standard">}</text:p>
      <text:p text:style-name="Standard">//returns 1 if val found in ll</text:p>
      <text:p text:style-name="Standard">int search(Node *head, int val)</text:p>
      <text:p text:style-name="Standard">{</text:p>
      <text:p text:style-name="Standard"><text:s text:c="4"/>current = head;</text:p>
      <text:p text:style-name="Standard"><text:s text:c="4"/>if(head == NULL)</text:p>
      <text:p text:style-name="Standard"><text:s text:c="8"/>return 0;</text:p>
      <text:p text:style-name="Standard"><text:s text:c="4"/>while(current != NULL) {</text:p>
      <text:p text:style-name="Standard"><text:s text:c="8"/>if(current-&gt;data == val) {</text:p>
      <text:p text:style-name="Standard"><text:s text:c="12"/>return 1;</text:p>
      <text:p text:style-name="Standard"><text:s text:c="8"/>}</text:p>
      <text:p text:style-name="Standard"><text:s text:c="8"/>current = current-&gt;next;</text:p>
      <text:p text:style-name="Standard"><text:s text:c="4"/>}</text:p>
      <text:p text:style-name="Standard"><text:s text:c="4"/>return 0;</text:p>
      <text:p text:style-name="Standard">}</text:p>
      <text:p text:style-name="Standard">//finds size of ll</text:p>
      <text:p text:style-name="Standard">int findSize(Node *head)</text:p>
      <text:p text:style-name="Standard">{</text:p>
      <text:p text:style-name="Standard"><text:s text:c="4"/>int size = 0;</text:p>
      <text:p text:style-name="Standard"><text:s text:c="4"/>if(head == NULL)</text:p>
      <text:p text:style-name="Standard"><text:s text:c="4"/>{</text:p>
      <text:p text:style-name="Standard"><text:s text:c="8"/>return 0;</text:p>
      <text:p text:style-name="Standard"><text:s text:c="4"/>}</text:p>
      <text:p text:style-name="Standard"><text:s text:c="4"/>current = head;</text:p>
      <text:p text:style-name="Standard"><text:s text:c="4"/>size = 1;</text:p>
      <text:p text:style-name="Standard"><text:s text:c="4"/>while(current-&gt;next != NULL)</text:p>
      <text:p text:style-name="Standard"><text:s text:c="4"/>{</text:p>
      <text:p text:style-name="Standard"><text:s text:c="8"/>current = current-&gt;next;</text:p>
      <text:p text:style-name="Standard"><text:s text:c="8"/>size++;</text:p>
      <text:p text:style-name="Standard"><text:s text:c="4"/>}</text:p>
      <text:p text:style-name="Standard"><text:s text:c="4"/>return size;</text:p>
      <text:p text:style-name="Standard">}</text:p>
      <text:p text:style-name="Standard">void printList(Node *head)</text:p>
      <text:p text:style-name="Standard">{</text:p>
      <text:p text:style-name="Standard"><text:s text:c="4"/>Node *ptr = head;</text:p>
      <text:p text:style-name="Standard"><text:s text:c="4"/>while(ptr != NULL) {</text:p>
      <text:p text:style-name="Standard"><text:s text:c="8"/>printf("%d ",ptr-&gt;data);</text:p>
      <text:p text:style-name="Standard"><text:s text:c="8"/>ptr = ptr-&gt;next;</text:p>
      <text:p text:style-name="Standard"><text:s text:c="4"/>}</text:p>
      <text:p text:style-name="Standard"><text:s text:c="4"/>printf("\n");</text:p>
      <text:p text:style-name="Standard">}</text:p>
      <text:p text:style-name="Standard">//stores values of linked list in arr</text:p>
      <text:p text:style-name="Standard">void store(Node *head, int arr[10])</text:p>
      <text:p text:style-name="Standard"><text:soft-page-break/>{</text:p>
      <text:p text:style-name="Standard"><text:s text:c="4"/>Node *ptr = head;</text:p>
      <text:p text:style-name="Standard"><text:s text:c="4"/>int i = 0;</text:p>
      <text:p text:style-name="Standard"><text:s text:c="4"/>while(ptr != NULL) {</text:p>
      <text:p text:style-name="Standard"><text:s text:c="8"/>arr[i] = ptr-&gt;data;</text:p>
      <text:p text:style-name="Standard"><text:s text:c="8"/>ptr = ptr-&gt;next;</text:p>
      <text:p text:style-name="Standard"><text:s text:c="8"/>i++;</text:p>
      <text:p text:style-name="Standard"><text:s text:c="4"/>}</text:p>
      <text:p text:style-name="Standard">}</text:p>
      <text:p text:style-name="Standard">//returns max index</text:p>
      <text:p text:style-name="Standard">int max(int arr[], int len)</text:p>
      <text:p text:style-name="Standard">{</text:p>
      <text:p text:style-name="Standard"><text:s text:c="4"/>int max = 0;</text:p>
      <text:p text:style-name="Standard"><text:s text:c="4"/>for(int i = 1; i &lt; len; i++)</text:p>
      <text:p text:style-name="Standard"><text:s text:c="4"/>{</text:p>
      <text:p text:style-name="Standard"><text:s text:c="8"/>if(arr[i] &gt; arr[max])</text:p>
      <text:p text:style-name="Standard"><text:s text:c="12"/>max = i;</text:p>
      <text:p text:style-name="Standard"><text:s text:c="4"/>}</text:p>
      <text:p text:style-name="Standard"><text:s text:c="4"/>return max;</text:p>
      <text:p text:style-name="Standard">}</text:p>
      <text:p text:style-name="Standard">//returns min index</text:p>
      <text:p text:style-name="Standard">int min(int arr[], int len)</text:p>
      <text:p text:style-name="Standard">{</text:p>
      <text:p text:style-name="Standard"><text:s text:c="4"/>int min = 0;</text:p>
      <text:p text:style-name="Standard"><text:s text:c="4"/>for(int i = 0; i &lt; len; i++)</text:p>
      <text:p text:style-name="Standard"><text:s text:c="4"/>{</text:p>
      <text:p text:style-name="Standard"><text:s text:c="8"/>if(arr[i] &lt;= arr[min])</text:p>
      <text:p text:style-name="Standard"><text:s text:c="12"/>min = i;</text:p>
      <text:p text:style-name="Standard"><text:s text:c="4"/>}</text:p>
      <text:p text:style-name="Standard"><text:s text:c="4"/>return min;</text:p>
      <text:p text:style-name="Standard">}</text:p>
      <text:p text:style-name="Standard">//performs linsearch from start to len</text:p>
      <text:p text:style-name="Standard">int linsearch(int arr[], int start, int len, int t)</text:p>
      <text:p text:style-name="Standard">{</text:p>
      <text:p text:style-name="Standard"><text:s text:c="4"/>int ind = 100;</text:p>
      <text:p text:style-name="Standard"><text:s text:c="4"/>for(int i = start; i &lt; len; i++)</text:p>
      <text:p text:style-name="Standard"><text:s text:c="4"/>{</text:p>
      <text:p text:style-name="Standard"><text:s text:c="8"/>if(arr[i] == t)</text:p>
      <text:p text:style-name="Standard"><text:s text:c="12"/>ind = i;</text:p>
      <text:p text:style-name="Standard"><text:s text:c="4"/>}</text:p>
      <text:p text:style-name="Standard"><text:s text:c="4"/>return ind;</text:p>
      <text:p text:style-name="Standard">}</text:p>
      <text:p text:style-name="Standard">void prntarr(int arr[], int len)</text:p>
      <text:p text:style-name="Standard">{</text:p>
      <text:p text:style-name="Standard"><text:s text:c="4"/>for(int i = 0; i &lt; len; i++)</text:p>
      <text:p text:style-name="Standard"><text:s text:c="8"/>printf("%d <text:s/>",arr[i]);</text:p>
      <text:p text:style-name="Standard"><text:s text:c="4"/>printf("\n");</text:p>
      <text:p text:style-name="Standard">}</text:p>
      <text:p text:style-name="Standard">int main()</text:p>
      <text:p text:style-name="Standard">{</text:p>
      <text:p text:style-name="Standard"><text:soft-page-break/><text:s text:c="4"/>int refstr[MAXSIZE] = {1, 2, 3, 4, 2, 1, 5, 6, 2, 1, 2, 3, 7, 6, 3, 2, 1, 2, 3, 6};</text:p>
      <text:p text:style-name="Standard"><text:s text:c="4"/>int arrlen = 20, choice = 0;</text:p>
      <text:p text:style-name="Standard"><text:s text:c="4"/>int fsize = 3, pfault = 0;</text:p>
      <text:p text:style-name="Standard"><text:s text:c="4"/>do {</text:p>
      <text:p text:style-name="Standard"><text:s text:c="8"/>printf("\nEnter your choice:\n1.Input 2.View 3.FIFO 4.LRU 5.OPT 6.Exit\nChoice: ");</text:p>
      <text:p text:style-name="Standard"><text:s text:c="8"/>scanf("%d",&amp;choice);</text:p>
      <text:p text:style-name="Standard"><text:s text:c="8"/>//INPUT</text:p>
      <text:p text:style-name="Standard"><text:s text:c="8"/>if(choice == 1) {</text:p>
      <text:p text:style-name="Standard"><text:s text:c="12"/>printf("Enter the length of reference string (MAX 20): ");</text:p>
      <text:p text:style-name="Standard"><text:s text:c="12"/>scanf("%d",&amp;arrlen);</text:p>
      <text:p text:style-name="Standard"><text:s text:c="12"/>printf("Enter the reference string: ");</text:p>
      <text:p text:style-name="Standard"><text:s text:c="12"/>for(int i = 0; i &lt; arrlen; i++)</text:p>
      <text:p text:style-name="Standard"><text:s text:c="16"/>scanf("%d",&amp;refstr[i]);</text:p>
      <text:p text:style-name="Standard"><text:s text:c="12"/>printf("Enter frame size: ");</text:p>
      <text:p text:style-name="Standard"><text:s text:c="12"/>scanf("%d",&amp;fsize);</text:p>
      <text:p text:style-name="Standard"><text:s text:c="8"/>}</text:p>
      <text:p text:style-name="Standard"><text:s text:c="8"/>if(choice == 2) {</text:p>
      <text:p text:style-name="Standard"><text:s text:c="12"/>printf("Reference String:\n");</text:p>
      <text:p text:style-name="Standard"><text:s text:c="12"/>prntarr(refstr,arrlen);</text:p>
      <text:p text:style-name="Standard"><text:s text:c="12"/>printf("Length: %d\n", arrlen);</text:p>
      <text:p text:style-name="Standard"><text:s text:c="12"/>printf("Frames: %d\n", fsize);</text:p>
      <text:p text:style-name="Standard"><text:s text:c="8"/>}</text:p>
      <text:p text:style-name="Standard"><text:s text:c="8"/>//FIFO</text:p>
      <text:p text:style-name="Standard"><text:s text:c="8"/>if(choice == 3) {</text:p>
      <text:p text:style-name="Standard"><text:s text:c="12"/>Node *head=NULL;</text:p>
      <text:p text:style-name="Standard"><text:s text:c="12"/>printf("FIFO:\n");</text:p>
      <text:p text:style-name="Standard"><text:s text:c="12"/>for(int i = 0; i &lt; arrlen; i++) {</text:p>
      <text:p text:style-name="Standard"><text:s text:c="16"/>int size = findSize(head);</text:p>
      <text:p text:style-name="Standard"><text:s text:c="16"/>if(size &lt; fsize) {</text:p>
      <text:p text:style-name="Standard"><text:s text:c="20"/>int found = search(head,refstr[i]);</text:p>
      <text:p text:style-name="Standard"><text:s text:c="20"/>if(found == 0) {</text:p>
      <text:p text:style-name="Standard"><text:s text:c="24"/>pfault++;</text:p>
      <text:p text:style-name="Standard"><text:s text:c="24"/>head = enq(head,refstr[i]);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6"/>else {</text:p>
      <text:p text:style-name="Standard"><text:s text:c="20"/>int found = search(head,refstr[i]);</text:p>
      <text:p text:style-name="Standard"><text:s text:c="20"/>if(found == 0) {</text:p>
      <text:p text:style-name="Standard"><text:s text:c="24"/>pfault++;</text:p>
      <text:p text:style-name="Standard"><text:s text:c="24"/>head = deq(head);</text:p>
      <text:p text:style-name="Standard"><text:s text:c="24"/>head = enq(head,refstr[i]);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2"/>}</text:p>
      <text:p text:style-name="Standard"><text:s text:c="12"/>printf("\nPage Faults: %d\n",pfault);</text:p>
      <text:p text:style-name="Standard"><text:s text:c="12"/>pfault = 0;</text:p>
      <text:p text:style-name="Standard"><text:soft-page-break/><text:s text:c="8"/>}</text:p>
      <text:p text:style-name="Standard"><text:s text:c="8"/>//LRU</text:p>
      <text:p text:style-name="Standard"><text:s text:c="8"/>if(choice == 4) {</text:p>
      <text:p text:style-name="Standard"><text:s text:c="12"/>Node *head = NULL;</text:p>
      <text:p text:style-name="Standard"><text:s text:c="12"/>int curlist[MAXSIZE];</text:p>
      <text:p text:style-name="Standard"><text:s text:c="12"/>int curfoundind[fsize];</text:p>
      <text:p text:style-name="Standard"><text:s text:c="12"/>printf("LRU:\n");</text:p>
      <text:p text:style-name="Standard"><text:s text:c="12"/>for(int i = 0; i &lt; arrlen; i++) {</text:p>
      <text:p text:style-name="Standard"><text:s text:c="16"/>int size = findSize(head);</text:p>
      <text:p text:style-name="Standard"><text:s text:c="16"/>if(size &lt; fsize) {</text:p>
      <text:p text:style-name="Standard"><text:s text:c="20"/>int found = search(head,refstr[i]);</text:p>
      <text:p text:style-name="Standard"><text:s text:c="20"/>if(found == 0) {</text:p>
      <text:p text:style-name="Standard"><text:s text:c="24"/>pfault++;</text:p>
      <text:p text:style-name="Standard"><text:s text:c="24"/>head = enq(head,refstr[i]);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6"/>else {</text:p>
      <text:p text:style-name="Standard"><text:s text:c="20"/>int found = search(head,refstr[i]);</text:p>
      <text:p text:style-name="Standard"><text:s text:c="20"/>if(found == 0) {</text:p>
      <text:p text:style-name="Standard"><text:s text:c="24"/>pfault++;</text:p>
      <text:p text:style-name="Standard"><text:s text:c="24"/>//LRU</text:p>
      <text:p text:style-name="Standard"><text:s text:c="24"/>store(head,curlist);</text:p>
      <text:p text:style-name="Standard"><text:s text:c="24"/>for(int j = 0; j &lt; fsize; j++)</text:p>
      <text:p text:style-name="Standard"><text:s text:c="28"/>curfoundind[j] = linsearch(refstr,0,i,curlist[j]);</text:p>
      <text:p text:style-name="Standard"><text:s text:c="24"/>int minn = min(curfoundind,fsize);</text:p>
      <text:p text:style-name="Standard"><text:s text:c="24"/>if(minn == fsize-1){</text:p>
      <text:p text:style-name="Standard"><text:s text:c="28"/>head = deq(head);</text:p>
      <text:p text:style-name="Standard"><text:s text:c="28"/>head = enq(head,refstr[i]);</text:p>
      <text:p text:style-name="Standard"><text:s text:c="24"/>}</text:p>
      <text:p text:style-name="Standard"><text:s text:c="24"/>else {</text:p>
      <text:p text:style-name="Standard"><text:s text:c="28"/>head = delete(head,curlist[minn]);</text:p>
      <text:p text:style-name="Standard"><text:s text:c="28"/>head = enq(head,refstr[i]);</text:p>
      <text:p text:style-name="Standard"><text:s text:c="24"/>}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2"/>}</text:p>
      <text:p text:style-name="Standard"><text:s text:c="12"/>printf("\nPage Faults: %d\n",pfault);</text:p>
      <text:p text:style-name="Standard"><text:s text:c="12"/>pfault = 0;</text:p>
      <text:p text:style-name="Standard"><text:s text:c="8"/>}</text:p>
      <text:p text:style-name="Standard"><text:s text:c="8"/>//OPT</text:p>
      <text:p text:style-name="Standard"><text:s text:c="8"/>if(choice == 5) {</text:p>
      <text:p text:style-name="Standard"><text:s text:c="12"/>Node *head=NULL;</text:p>
      <text:p text:style-name="Standard"><text:s text:c="12"/>int curlist[MAXSIZE];</text:p>
      <text:p text:style-name="Standard"><text:s text:c="12"/>int curfoundind[fsize];</text:p>
      <text:p text:style-name="Standard"><text:s text:c="12"/>printf("OPT:\n");</text:p>
      <text:p text:style-name="Standard"><text:s text:c="12"/>for(int i = 0; i &lt; arrlen; i++) {</text:p>
      <text:p text:style-name="Standard"><text:soft-page-break/><text:s text:c="16"/>int size = findSize(head);</text:p>
      <text:p text:style-name="Standard"><text:s text:c="16"/>if(size &lt; fsize) {</text:p>
      <text:p text:style-name="Standard"><text:s text:c="20"/>int found = search(head,refstr[i]);</text:p>
      <text:p text:style-name="Standard"><text:s text:c="20"/>if(found == 0) {</text:p>
      <text:p text:style-name="Standard"><text:s text:c="24"/>pfault++;</text:p>
      <text:p text:style-name="Standard"><text:s text:c="24"/>head=enq(head,refstr[i]);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6"/>else {</text:p>
      <text:p text:style-name="Standard"><text:s text:c="20"/>int found = search(head,refstr[i]);</text:p>
      <text:p text:style-name="Standard"><text:s text:c="20"/>if(found==0) {</text:p>
      <text:p text:style-name="Standard"><text:s text:c="24"/>pfault++;</text:p>
      <text:p text:style-name="Standard"><text:s text:c="24"/>//OPTIMAL</text:p>
      <text:p text:style-name="Standard"><text:s text:c="24"/>store(head,curlist);</text:p>
      <text:p text:style-name="Standard"><text:s text:c="24"/>for (int j = 0; j &lt; fsize; j++)</text:p>
      <text:p text:style-name="Standard"><text:s text:c="28"/>curfoundind[j] = linsearch(refstr,i+1,arrlen,curlist[j]);</text:p>
      <text:p text:style-name="Standard"><text:s text:c="24"/>int maxx = max(curfoundind,fsize);</text:p>
      <text:p text:style-name="Standard"><text:s text:c="24"/>head = delete(head,curlist[maxx]);</text:p>
      <text:p text:style-name="Standard"><text:s text:c="24"/>head = enq(head,refstr[i]);</text:p>
      <text:p text:style-name="Standard"><text:s text:c="24"/>printList(head);</text:p>
      <text:p text:style-name="Standard"><text:s text:c="20"/>}</text:p>
      <text:p text:style-name="Standard"><text:s text:c="20"/>else printList(head);</text:p>
      <text:p text:style-name="Standard"><text:s text:c="16"/>}</text:p>
      <text:p text:style-name="Standard"><text:s text:c="12"/>}</text:p>
      <text:p text:style-name="Standard"><text:s text:c="12"/>printf("\nPage Faults: %d\n",pfault);</text:p>
      <text:p text:style-name="Standard"><text:s text:c="12"/>pfault = 0;</text:p>
      <text:p text:style-name="Standard"><text:s text:c="8"/>}</text:p>
      <text:p text:style-name="Standard"><text:s text:c="4"/>}while(choice != 6);</text:p>
      <text:p text:style-name="Standard"><text:s text:c="4"/>return 0;</text:p>
      <text:p text:style-name="Standard">}</text:p>
      <text:p text:style-name="Standard">praveen@praveen$ gcc replacement.c</text:p>
      <text:p text:style-name="Standard">praveen@praveen$ ./a.out</text:p>
      <text:p text:style-name="Standard"/>
      <text:p text:style-name="Standard">Enter your choice:</text:p>
      <text:p text:style-name="Standard">1.Input 2.View 3.FIFO 4.LRU 5.OPT 6.Exit</text:p>
      <text:p text:style-name="Standard">Choice: 1</text:p>
      <text:p text:style-name="Standard">Enter the length of reference string (MAX 20): 10</text:p>
      <text:p text:style-name="Standard">Enter the reference string: 1 2 3 4 2 3 5 1 4 3 5 1 2 3 # ## ## ## ## ## ## ## #</text:p>
      <text:p text:style-name="Standard">Enter frame size: 3</text:p>
      <text:p text:style-name="Standard"/>
      <text:p text:style-name="Standard">Enter your choice:</text:p>
      <text:p text:style-name="Standard">1.Input 2.View 3.FIFO 4.LRU 5.OPT 6.Exit</text:p>
      <text:p text:style-name="Standard">Choice: 3</text:p>
      <text:p text:style-name="Standard">FIFO:</text:p>
      <text:p text:style-name="Standard">1 </text:p>
      <text:p text:style-name="Standard">2 1 </text:p>
      <text:p text:style-name="Standard">3 2 1 </text:p>
      <text:p text:style-name="Standard">4 3 2 </text:p>
      <text:p text:style-name="Standard"><text:soft-page-break/>4 3 2 </text:p>
      <text:p text:style-name="Standard">4 3 2 </text:p>
      <text:p text:style-name="Standard">5 4 3 </text:p>
      <text:p text:style-name="Standard">1 5 4 </text:p>
      <text:p text:style-name="Standard">1 5 4 </text:p>
      <text:p text:style-name="Standard">3 1 5 </text:p>
      <text:p text:style-name="Standard"/>
      <text:p text:style-name="Standard">Page Faults: 7</text:p>
      <text:p text:style-name="Standard"/>
      <text:p text:style-name="Standard">Enter your choice:</text:p>
      <text:p text:style-name="Standard">1.Input 2.View 3.FIFO 4.LRU 5.OPT 6.Exit</text:p>
      <text:p text:style-name="Standard">Choice: 4</text:p>
      <text:p text:style-name="Standard">LRU:</text:p>
      <text:p text:style-name="Standard">1 </text:p>
      <text:p text:style-name="Standard">2 1 </text:p>
      <text:p text:style-name="Standard">3 2 1 </text:p>
      <text:p text:style-name="Standard">4 3 2 </text:p>
      <text:p text:style-name="Standard">4 3 2 </text:p>
      <text:p text:style-name="Standard">4 3 2 </text:p>
      <text:p text:style-name="Standard">5 3 2 </text:p>
      <text:p text:style-name="Standard">1 5 3 </text:p>
      <text:p text:style-name="Standard">4 1 5 </text:p>
      <text:p text:style-name="Standard">3 4 1 </text:p>
      <text:p text:style-name="Standard"/>
      <text:p text:style-name="Standard">Page Faults: 8</text:p>
      <text:p text:style-name="Standard"/>
      <text:p text:style-name="Standard">Enter your choice:</text:p>
      <text:p text:style-name="Standard">1.Input 2.View 3.FIFO 4.LRU 5.OPT 6.Exit</text:p>
      <text:p text:style-name="Standard">Choice: 5</text:p>
      <text:p text:style-name="Standard">OPT:</text:p>
      <text:p text:style-name="Standard">1 </text:p>
      <text:p text:style-name="Standard">2 1 </text:p>
      <text:p text:style-name="Standard">3 2 1 </text:p>
      <text:p text:style-name="Standard">4 2 1 </text:p>
      <text:p text:style-name="Standard">4 2 1 </text:p>
      <text:p text:style-name="Standard">3 4 1 </text:p>
      <text:p text:style-name="Standard">5 4 1 </text:p>
      <text:p text:style-name="Standard">5 4 1 </text:p>
      <text:p text:style-name="Standard">5 4 1 </text:p>
      <text:p text:style-name="Standard">3 4 1 </text:p>
      <text:p text:style-name="Standard"/>
      <text:p text:style-name="Standard">Page Faults: 7</text:p>
      <text:p text:style-name="Standard"/>
      <text:p text:style-name="Standard">Enter your choice:</text:p>
      <text:p text:style-name="Standard">1.Input 2.View 3.FIFO 4.LRU 5.OPT 6.Exit</text:p>
      <text:p text:style-name="Standard">Choice: 1</text:p>
      <text:p text:style-name="Standard">Enter the length of reference string (MAX 20): 20</text:p>
      <text:p text:style-name="Standard">Enter the reference string: 1 2 3 4 2 1 5 6 2 1 2 3 7 6 3 2 1 2 3 6</text:p>
      <text:p text:style-name="Standard">Enter frame size: 3</text:p>
      <text:p text:style-name="Standard"/>
      <text:p text:style-name="Standard"><text:soft-page-break/>Enter your choice:</text:p>
      <text:p text:style-name="Standard">1.Input 2.View 3.FIFO 4.LRU 5.OPT 6.Exit</text:p>
      <text:p text:style-name="Standard">Choice: 2</text:p>
      <text:p text:style-name="Standard">Reference String:</text:p>
      <text:p text:style-name="Standard">1 <text:s/>2 <text:s/>3 <text:s/>4 <text:s/>2 <text:s/>1 <text:s/>5 <text:s/>6 <text:s/>2 <text:s/>1 <text:s/>2 <text:s/>3 <text:s/>7 <text:s/>6 <text:s/>3 <text:s/>2 <text:s/>1 <text:s/>2 <text:s/>3 <text:s/>6 <text:s/></text:p>
      <text:p text:style-name="Standard">Length: 20</text:p>
      <text:p text:style-name="Standard">Frames: 3</text:p>
      <text:p text:style-name="Standard"/>
      <text:p text:style-name="Standard">Enter your choice:</text:p>
      <text:p text:style-name="Standard">1.Input 2.View 3.FIFO 4.LRU 5.OPT 6.Exit</text:p>
      <text:p text:style-name="Standard">Choice: 3</text:p>
      <text:p text:style-name="Standard">FIFO:</text:p>
      <text:p text:style-name="Standard">1 </text:p>
      <text:p text:style-name="Standard">2 1 </text:p>
      <text:p text:style-name="Standard">3 2 1 </text:p>
      <text:p text:style-name="Standard">4 3 2 </text:p>
      <text:p text:style-name="Standard">4 3 2 </text:p>
      <text:p text:style-name="Standard">1 4 3 </text:p>
      <text:p text:style-name="Standard">5 1 4 </text:p>
      <text:p text:style-name="Standard">6 5 1 </text:p>
      <text:p text:style-name="Standard">2 6 5 </text:p>
      <text:p text:style-name="Standard">1 2 6 </text:p>
      <text:p text:style-name="Standard">1 2 6 </text:p>
      <text:p text:style-name="Standard">3 1 2 </text:p>
      <text:p text:style-name="Standard">7 3 1 </text:p>
      <text:p text:style-name="Standard">6 7 3 </text:p>
      <text:p text:style-name="Standard">6 7 3 </text:p>
      <text:p text:style-name="Standard">2 6 7 </text:p>
      <text:p text:style-name="Standard">1 2 6 </text:p>
      <text:p text:style-name="Standard">1 2 6 </text:p>
      <text:p text:style-name="Standard">3 1 2 </text:p>
      <text:p text:style-name="Standard">6 3 1 </text:p>
      <text:p text:style-name="Standard"/>
      <text:p text:style-name="Standard">Page Faults: 16</text:p>
      <text:p text:style-name="Standard"/>
      <text:p text:style-name="Standard">Enter your choice:</text:p>
      <text:p text:style-name="Standard">1.Input 2.View 3.FIFO 4.LRU 5.OPT 6.Exit</text:p>
      <text:p text:style-name="Standard">Choice: 4</text:p>
      <text:p text:style-name="Standard">LRU:</text:p>
      <text:p text:style-name="Standard">1 </text:p>
      <text:p text:style-name="Standard">2 1 </text:p>
      <text:p text:style-name="Standard">3 2 1 </text:p>
      <text:p text:style-name="Standard">4 3 2 </text:p>
      <text:p text:style-name="Standard">4 3 2 </text:p>
      <text:p text:style-name="Standard">1 4 2 </text:p>
      <text:p text:style-name="Standard">5 1 2 </text:p>
      <text:p text:style-name="Standard">6 5 1 </text:p>
      <text:p text:style-name="Standard">2 6 5 </text:p>
      <text:p text:style-name="Standard">1 2 6 </text:p>
      <text:p text:style-name="Standard">1 2 6 </text:p>
      <text:p text:style-name="Standard"><text:soft-page-break/>3 1 2 </text:p>
      <text:p text:style-name="Standard">7 3 2 </text:p>
      <text:p text:style-name="Standard">6 7 3 </text:p>
      <text:p text:style-name="Standard">6 7 3 </text:p>
      <text:p text:style-name="Standard">2 6 3 </text:p>
      <text:p text:style-name="Standard">1 2 3 </text:p>
      <text:p text:style-name="Standard">1 2 3 </text:p>
      <text:p text:style-name="Standard">1 2 3 </text:p>
      <text:p text:style-name="Standard">6 2 3 </text:p>
      <text:p text:style-name="Standard"/>
      <text:p text:style-name="Standard">Page Faults: 15</text:p>
      <text:p text:style-name="Standard"/>
      <text:p text:style-name="Standard">Enter your choice:</text:p>
      <text:p text:style-name="Standard">1.Input 2.View 3.FIFO 4.LRU 5.OPT 6.Exit</text:p>
      <text:p text:style-name="Standard">Choice: 5</text:p>
      <text:p text:style-name="Standard">OPT:</text:p>
      <text:p text:style-name="Standard">1 </text:p>
      <text:p text:style-name="Standard">2 1 </text:p>
      <text:p text:style-name="Standard">3 2 1 </text:p>
      <text:p text:style-name="Standard">4 2 1 </text:p>
      <text:p text:style-name="Standard">4 2 1 </text:p>
      <text:p text:style-name="Standard">4 2 1 </text:p>
      <text:p text:style-name="Standard">5 2 1 </text:p>
      <text:p text:style-name="Standard">6 2 1 </text:p>
      <text:p text:style-name="Standard">6 2 1 </text:p>
      <text:p text:style-name="Standard">6 2 1 </text:p>
      <text:p text:style-name="Standard">6 2 1 </text:p>
      <text:p text:style-name="Standard">3 2 1 </text:p>
      <text:p text:style-name="Standard">7 2 1 </text:p>
      <text:p text:style-name="Standard">6 2 1 </text:p>
      <text:p text:style-name="Standard">3 2 1 </text:p>
      <text:p text:style-name="Standard">3 2 1 </text:p>
      <text:p text:style-name="Standard">3 2 1 </text:p>
      <text:p text:style-name="Standard">3 2 1 </text:p>
      <text:p text:style-name="Standard">3 2 1 </text:p>
      <text:p text:style-name="Standard">6 2 1 </text:p>
      <text:p text:style-name="Standard"/>
      <text:p text:style-name="Standard">Page Faults: 11</text:p>
      <text:p text:style-name="Standard"/>
      <text:p text:style-name="Standard">Enter your choice:</text:p>
      <text:p text:style-name="Standard">1.Input 2.View 3.FIFO 4.LRU 5.OPT 6.Exit</text:p>
      <text:p text:style-name="Standard">Choice: 6</text:p>
      <text:p text:style-name="Standard">praveen@praveen$ exit</text:p>
      <text:p text:style-name="Standard">exit</text:p>
      <text:p text:style-name="Standard"/>
      <text:p text:style-name="Standard">Script done on 2019-03-10 17:16:19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88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7:17:29.126640858</meta:creation-date>
    <dc:date>2019-03-10T17:19:04.107935834</dc:date>
    <meta:editing-duration>PT1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9" meta:paragraph-count="429" meta:word-count="1297" meta:character-count="9244" meta:non-whitespace-character-count="5488"/>
  </office:meta>
</office:document-meta>
</file>